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fo:font-size="12pt" officeooo:rsid="001dbd14" officeooo:paragraph-rsid="001dbd14" style:font-size-asian="12pt" style:font-size-complex="12pt"/>
    </style:style>
    <style:style style:name="P2" style:family="paragraph" style:parent-style-name="Standard">
      <style:paragraph-properties fo:line-height="115%"/>
      <style:text-properties fo:font-size="12pt" officeooo:rsid="001ef2d2" officeooo:paragraph-rsid="001ef2d2" style:font-size-asian="12pt" style:font-size-complex="12pt"/>
    </style:style>
    <style:style style:name="P3" style:family="paragraph" style:parent-style-name="Standard">
      <style:paragraph-properties fo:line-height="115%"/>
      <style:text-properties fo:font-size="12pt" officeooo:rsid="00219441" officeooo:paragraph-rsid="00219441" style:font-size-asian="12pt" style:font-size-complex="12pt"/>
    </style:style>
    <style:style style:name="P4" style:family="paragraph" style:parent-style-name="Standard">
      <style:paragraph-properties fo:line-height="115%"/>
      <style:text-properties fo:font-size="12pt" officeooo:rsid="00219441" officeooo:paragraph-rsid="00345078" style:font-size-asian="12pt" style:font-size-complex="12pt"/>
    </style:style>
    <style:style style:name="P5" style:family="paragraph" style:parent-style-name="Standard">
      <style:paragraph-properties fo:line-height="115%"/>
      <style:text-properties fo:font-size="12pt" style:font-size-asian="12pt" style:font-size-complex="12pt"/>
    </style:style>
    <style:style style:name="P6" style:family="paragraph" style:parent-style-name="Standard">
      <style:paragraph-properties fo:line-height="115%"/>
      <style:text-properties fo:font-size="12pt" officeooo:paragraph-rsid="0032a38a" style:font-size-asian="12pt" style:font-size-complex="12pt"/>
    </style:style>
    <style:style style:name="P7" style:family="paragraph" style:parent-style-name="Standard">
      <style:paragraph-properties fo:line-height="115%"/>
      <style:text-properties fo:font-size="12pt" officeooo:paragraph-rsid="001dbd14" style:font-size-asian="12pt" style:font-size-complex="12pt"/>
    </style:style>
    <style:style style:name="P8" style:family="paragraph" style:parent-style-name="Standard">
      <style:paragraph-properties fo:line-height="115%"/>
      <style:text-properties fo:font-size="12pt" officeooo:rsid="00316b01" officeooo:paragraph-rsid="00316b01" style:font-size-asian="12pt" style:font-size-complex="12pt"/>
    </style:style>
    <style:style style:name="P9" style:family="paragraph" style:parent-style-name="Standard">
      <style:paragraph-properties fo:line-height="115%"/>
      <style:text-properties fo:font-size="12pt" officeooo:rsid="00380849" officeooo:paragraph-rsid="00380849" style:font-size-asian="12pt" style:font-size-complex="12pt"/>
    </style:style>
    <style:style style:name="P10" style:family="paragraph" style:parent-style-name="Standard">
      <style:paragraph-properties fo:line-height="115%" fo:text-align="center" style:justify-single-word="false"/>
      <style:text-properties fo:font-size="66pt" officeooo:rsid="003681d3" officeooo:paragraph-rsid="003681d3" style:font-size-asian="66pt" style:font-size-complex="66pt"/>
    </style:style>
    <style:style style:name="P11" style:family="paragraph" style:parent-style-name="Standard">
      <style:paragraph-properties fo:line-height="115%"/>
      <style:text-properties fo:font-size="20pt" officeooo:paragraph-rsid="001dbd14" style:font-size-asian="20pt" style:font-size-complex="20pt"/>
    </style:style>
    <style:style style:name="P12" style:family="paragraph" style:parent-style-name="Standard">
      <style:paragraph-properties fo:line-height="115%"/>
      <style:text-properties fo:font-size="20pt" officeooo:rsid="001ef2d2" officeooo:paragraph-rsid="001ef2d2" style:font-size-asian="20pt" style:font-size-complex="20pt"/>
    </style:style>
    <style:style style:name="P13" style:family="paragraph" style:parent-style-name="Text_20_body" style:list-style-name="L1">
      <style:paragraph-properties fo:line-height="115%"/>
      <style:text-properties fo:font-size="12pt" style:font-size-asian="12pt" style:font-size-complex="12pt"/>
    </style:style>
    <style:style style:name="T1" style:family="text">
      <style:text-properties officeooo:rsid="001dbd14"/>
    </style:style>
    <style:style style:name="T2" style:family="text">
      <style:text-properties officeooo:rsid="0021302b"/>
    </style:style>
    <style:style style:name="T3" style:family="text">
      <style:text-properties officeooo:rsid="00224209"/>
    </style:style>
    <style:style style:name="T4" style:family="text">
      <style:text-properties officeooo:rsid="0027fdd1"/>
    </style:style>
    <style:style style:name="T5" style:family="text">
      <style:text-properties officeooo:rsid="00299015"/>
    </style:style>
    <style:style style:name="T6" style:family="text">
      <style:text-properties officeooo:rsid="002a1d54"/>
    </style:style>
    <style:style style:name="T7" style:family="text">
      <style:text-properties officeooo:rsid="002e0434"/>
    </style:style>
    <style:style style:name="T8" style:family="text">
      <style:text-properties officeooo:rsid="0032a38a"/>
    </style:style>
    <style:style style:name="T9" style:family="text">
      <style:text-properties officeooo:rsid="00339267"/>
    </style:style>
    <style:style style:name="T10" style:family="text">
      <style:text-properties officeooo:rsid="00345078"/>
    </style:style>
    <style:style style:name="T11" style:family="text">
      <style:text-properties officeooo:rsid="003487c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ANK</text:p>
      <text:p text:style-name="P7"/>
      <text:p text:style-name="P11"><text:span text:style-name="T1">Introduction</text:span></text:p>
      <text:p text:style-name="P5"/>
      <text:p text:style-name="P1">This project is a bank simulator in which the user first needs to become a customer by providing a username and a password. The username and password is stored in an array, which in turn is store<text:span text:style-name="T2">d</text:span> in a list of arrays. When the user logs in, he or she is presented with a menu of normal bank <text:span text:style-name="T2">services</text:span>, like <text:span text:style-name="T2">creating new accounts, </text:span><text:span text:style-name="T10">and</text:span><text:span text:style-name="T2"> </text:span>depositing, withdrawing, and transfering money. The user accounts are stored in an Account class object, consisting of string username (to determine who is the owner of the account) and string account name (chosen by the user) and double sum <text:span text:style-name="T2">(storing the account balance).</text:span></text:p>
      <text:p text:style-name="P1"/>
      <text:p text:style-name="P1"/>
      <text:p text:style-name="P1"/>
      <text:p text:style-name="P12">Reflection</text:p>
      <text:p text:style-name="P2"/>
      <text:p text:style-name="P4"><text:span text:style-name="T10">There are t</text:span>wo main reasons that determinied how I approached this project – my ambition level <text:span text:style-name="T10">and</text:span> the time I had to work it. <text:span text:style-name="T10">First off, </text:span>I’m taking this course to learn, not to get a pass. That’s why I strive to make my projects include all functions asked for in the project description, and more, <text:span text:style-name="T10">preferably </text:span>the extra fucntions too. And maybe, if I’m caught by an interesting idea, I will try to implement that too. However, I had a vacation last week. And when I returned, I had only a couple of days to work on this project. To me, that’s not enough. I want to try ideas, try functions, read some articles, discuss with student collegaues (STAVNING) <text:span text:style-name="T10">and</text:span> discuss with chatGPT, to eventually form the most effective and compact code solving the task. Therefore I usually start my project well in advance. This was unfortunately (STAVNING) not possible for me this time. In this project <text:span text:style-name="T10">I</text:span> hasted through solutions. <text:span text:style-name="T10">I </text:span>just went along with the first code <text:span text:style-name="T10">that came to mind</text:span>, even if <text:span text:style-name="T10">I</text:span> didn’t like it, as long as it made the program work as it was supposed to. <text:span text:style-name="T10">I made</text:span> <text:span text:style-name="T10">a</text:span> rackity (STAVNING) wooden plank house, full of nails and duct tape.</text:p>
      <text:p text:style-name="P4"/>
      <text:p text:style-name="P4">Towards the end of the Bank project, when many of the project fucntions were included and function<text:span text:style-name="T3">ing, </text:span><text:span text:style-name="T10">it was only then</text:span> I took the time to look at the code with critical eyes, with demanding eyes, and judging eyes. I had almost 700 lines of code. I was able to work it down to 400, mostly by creating methods for code reusability, but also just re-writing many lines, changing <text:span text:style-name="T3">variable </text:span>names, re-working loops etc.</text:p>
      <text:p text:style-name="P3"/>
      <text:p text:style-name="P3"><text:span text:style-name="T4">What I am most sorry to have omitted adding to the Bank is information saving. I would have liked that the users created, their accounts and their balance did not reset when the program closed. I was not quite sure how it would be done. But in a previous course, Programmering 2, we worked briefly with StreamReader and StreamWriter. Creating textdocuments in the project folder in which all this information </text:span><text:span text:style-name="T10">could be</text:span><text:span text:style-name="T4"> stored. I chose not to try to implement this in the project due to shortage of </text:span><text:soft-page-break/><text:span text:style-name="T4">time.</text:span></text:p>
      <text:p text:style-name="P3"/>
      <text:p text:style-name="P3"><text:span text:style-name="T5">What was hardest making work in this project, and finding a solution to, was how the users, their passwords, and their accounts would be created, and how they would be connected to eachother. I solved this by </text:span><text:span text:style-name="T6">first </text:span><text:span text:style-name="T5">making </text:span><text:span text:style-name="T6">an</text:span><text:span text:style-name="T5"> array, consisting of two elements, both strings, one for the user name, and one for the password. This new array would be stored in a list of arrays. That means that the index number of the array in the list would be the doorway to both elements in that array, </text:span><text:span text:style-name="T6">namely</text:span><text:span text:style-name="T5"> the username and that user’s password. </text:span><text:span text:style-name="T6">As explained in the introduction, the account objets include the username. And that’s where the connection between the account and user lies. For example, iterating through the list of users and the list of accounts, looking for a certain username, you find both the user and their accounts. However, even if I don’t have a clear suggestion on how it would be made, I have a feeling of that the code could be more streamlined or effective, if all information of a user was collected in the same object. Maybe, somehow, the password and the user</text:span><text:span text:style-name="T7">s</text:span><text:span text:style-name="T6"> list of accounts could be included in the same object?</text:span></text:p>
      <text:p text:style-name="P3"/>
      <text:p text:style-name="P8">And I am not pleased with the ”depth” of the code. There are too many ifs in whiles in foreaches in switches etc. I don’t really know why I dont like it. <text:span text:style-name="T8">Maybe it makes the code harder to navigate through, comparing to another way of constructing the code, whatever that </text:span><text:span text:style-name="T11">would look like</text:span><text:span text:style-name="T8">. Maybe it’s because it’s just a first hand, not thought through, solution. It’s like just thinking one step at a time. Or maybe it’s because if something goes wrong within the tree of ifs, much of the tree would have to be re-made. </text:span>I’m looking forward to know what is the common practice and opinion in this matter.</text:p>
      <text:p text:style-name="P3"><text:tab/></text:p>
      <text:p text:style-name="P6"><text:span text:style-name="T8">It has been hard to work with this multide of code lines. Maybe more methods, and more classes, not mentioning just smarter solutions (of which I haven’t though of), would make this project easier to work with, in both overview and binding together parts. </text:span><text:span text:style-name="T9">Pr</text:span><text:span text:style-name="T8">ojects need to be thought through and planned.</text:span></text:p>
      <text:p text:style-name="P5"/>
      <text:p text:style-name="P5"/>
      <text:p text:style-name="P5"/>
      <text:p text:style-name="P5"/>
      <text:p text:style-name="P5"/>
      <text:p text:style-name="P5"/>
      <text:p text:style-name="P5"/>
      <text:p text:style-name="P5"/>
      <text:p text:style-name="P5"/>
      <text:p text:style-name="P9">John Praesto SUT-2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sv" fo:country="S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sv" fo:country="S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5T16:19:36.854000000</dc:date>
    <meta:editing-duration>PT2H54M32S</meta:editing-duration>
    <meta:editing-cycles>21</meta:editing-cycles>
    <meta:generator>LibreOffice/7.3.7.2$Windows_X86_64 LibreOffice_project/e114eadc50a9ff8d8c8a0567d6da8f454beeb84f</meta:generator>
    <meta:document-statistic meta:table-count="0" meta:image-count="0" meta:object-count="0" meta:page-count="2" meta:paragraph-count="12" meta:word-count="849" meta:character-count="4738" meta:non-whitespace-character-count="3898"/>
  </office:meta>
</office:document-meta>
</file>